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00000023F2BA3C36B.png" manifest:media-type="image/png"/>
  <manifest:file-entry manifest:full-path="Pictures/10000000000002BE0000016E7BEAE098.png" manifest:media-type="image/png"/>
  <manifest:file-entry manifest:full-path="Pictures/10000000000002910000010699C003F8.png" manifest:media-type="image/png"/>
  <manifest:file-entry manifest:full-path="Pictures/10000000000003220000025C2A71264A.png" manifest:media-type="image/png"/>
  <manifest:file-entry manifest:full-path="Pictures/10000000000002AD000001BEE9A54D4B.png" manifest:media-type="image/png"/>
  <manifest:file-entry manifest:full-path="Pictures/1000000000000212000001245A8ACA46.png" manifest:media-type="image/png"/>
  <manifest:file-entry manifest:full-path="Pictures/10000000000002C50000011CF5EC1090.png" manifest:media-type="image/png"/>
  <manifest:file-entry manifest:full-path="Pictures/1000000000000290000001257440930F.png" manifest:media-type="image/png"/>
  <manifest:file-entry manifest:full-path="Pictures/10000000000002C30000025841B2CFB3.png" manifest:media-type="image/png"/>
  <manifest:file-entry manifest:full-path="Pictures/1000000000000311000000EBB3064039.png" manifest:media-type="image/png"/>
  <manifest:file-entry manifest:full-path="Pictures/10000000000002CD0000018548BD85D4.png" manifest:media-type="image/png"/>
  <manifest:file-entry manifest:full-path="Pictures/100000000000029D000001B4171E7394.png" manifest:media-type="image/png"/>
  <manifest:file-entry manifest:full-path="Pictures/10000000000001E8000000EAA3BD51A5.png" manifest:media-type="image/png"/>
  <manifest:file-entry manifest:full-path="Pictures/1000000000000293000002182AFE626B.png" manifest:media-type="image/png"/>
  <manifest:file-entry manifest:full-path="Pictures/10000000000002FD000002763668C435.png" manifest:media-type="image/png"/>
  <manifest:file-entry manifest:full-path="Pictures/100000000000024D0000015F7B9DC63B.png" manifest:media-type="image/png"/>
  <manifest:file-entry manifest:full-path="Pictures/1000000000000265000000638BE48C89.png" manifest:media-type="image/png"/>
  <manifest:file-entry manifest:full-path="Pictures/100000000000027C000001849CEEAF39.png" manifest:media-type="image/png"/>
  <manifest:file-entry manifest:full-path="Pictures/10000000000002210000010B731AC037.png" manifest:media-type="image/png"/>
  <manifest:file-entry manifest:full-path="Pictures/10000000000002DC000000D40A0873AB.png" manifest:media-type="image/png"/>
  <manifest:file-entry manifest:full-path="Pictures/10000000000002E7000000FFF59DB29B.png" manifest:media-type="image/png"/>
  <manifest:file-entry manifest:full-path="Pictures/1000000000000282000000B728959DED.png" manifest:media-type="image/png"/>
  <manifest:file-entry manifest:full-path="Pictures/10000000000002B700000258C2F5EEEA.png" manifest:media-type="image/png"/>
  <manifest:file-entry manifest:full-path="Pictures/100000000000026800000129752D3A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7da6" officeooo:paragraph-rsid="00147d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57cm, 0.002cm, 0.002cm, 0.8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Изображение1" text:anchor-type="char" svg:width="17cm" svg:height="6.809cm" draw:z-index="0"><draw:image xlink:href="Pictures/10000000000002C50000011CF5EC1090.png" xlink:type="simple" xlink:show="embed" xlink:actuate="onLoad" draw:mime-type="image/png"/></draw:frame></text:p>
      <text:p text:style-name="P1"><draw:frame draw:style-name="fr4" draw:name="Изображение2" text:anchor-type="char" svg:width="17cm" svg:height="5.087cm" draw:z-index="1"><draw:image xlink:href="Pictures/1000000000000311000000EBB3064039.png" xlink:type="simple" xlink:show="embed" xlink:actuate="onLoad" draw:mime-type="image/png"/></draw:frame></text:p>
      <text:p text:style-name="P1"><draw:frame draw:style-name="fr5" draw:name="Изображение3" text:anchor-type="char" svg:x="0.115cm" svg:y="0cm" svg:width="12.91cm" svg:height="6.189cm" draw:z-index="2"><draw:image xlink:href="Pictures/10000000000001E8000000EAA3BD51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Изображение4" text:anchor-type="char" svg:x="0.072cm" svg:y="0.079cm" svg:width="16.291cm" svg:height="13.361cm" draw:z-index="3"><draw:image xlink:href="Pictures/10000000000002FD000002763668C435.png" xlink:type="simple" xlink:show="embed" xlink:actuate="onLoad" draw:mime-type="image/png"/></draw:frame><text:soft-page-break/></text:p>
      <text:p text:style-name="P1"><draw:frame draw:style-name="fr4" draw:name="Изображение5" text:anchor-type="char" svg:width="17cm" svg:height="4.921cm" draw:z-index="4"><draw:image xlink:href="Pictures/10000000000002DC000000D40A0873AB.png" xlink:type="simple" xlink:show="embed" xlink:actuate="onLoad" draw:mime-type="image/png"/></draw:frame></text:p>
      <text:p text:style-name="P1"><draw:frame draw:style-name="fr4" draw:name="Изображение6" text:anchor-type="char" svg:width="17cm" svg:height="5.835cm" draw:z-index="5"><draw:image xlink:href="Pictures/10000000000002E7000000FFF59DB29B.png" xlink:type="simple" xlink:show="embed" xlink:actuate="onLoad" draw:mime-type="image/png"/></draw:frame></text:p>
      <text:p text:style-name="P1"><draw:frame draw:style-name="fr5" draw:name="Изображение7" text:anchor-type="char" svg:x="-0.004cm" svg:y="0cm" svg:width="14.416cm" svg:height="7.063cm" draw:z-index="6"><draw:image xlink:href="Pictures/10000000000002210000010B731AC03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Изображение8" text:anchor-type="char" svg:x="-0.191cm" svg:y="0cm" svg:width="15.582cm" svg:height="9.285cm" draw:z-index="7"><draw:image xlink:href="Pictures/100000000000024D0000015F7B9DC63B.png" xlink:type="simple" xlink:show="embed" xlink:actuate="onLoad" draw:mime-type="image/png"/></draw:frame></text:p>
      <text:p text:style-name="P1"><draw:frame draw:style-name="fr5" draw:name="Изображение9" text:anchor-type="char" svg:x="0.009cm" svg:y="4.84cm" svg:width="16.984cm" svg:height="4.842cm" draw:z-index="8"><draw:image xlink:href="Pictures/1000000000000282000000B728959D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Изображение10" text:anchor-type="char" svg:x="0cm" svg:y="0.279cm" svg:width="17cm" svg:height="14.427cm" draw:z-index="10"><draw:image xlink:href="Pictures/10000000000002C30000025841B2CFB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Изображение11" text:anchor-type="char" svg:x="0.176cm" svg:y="0.183cm" svg:width="17cm" svg:height="14.676cm" draw:z-index="9"><draw:image xlink:href="Pictures/10000000000002B700000258C2F5EEEA.png" xlink:type="simple" xlink:show="embed" xlink:actuate="onLoad" draw:mime-type="image/png"/></draw:frame><text:soft-page-break/></text:p>
      <text:p text:style-name="P1"><draw:frame draw:style-name="fr4" draw:name="Изображение12" text:anchor-type="char" svg:width="17cm" svg:height="9.222cm" draw:z-index="11"><draw:image xlink:href="Pictures/10000000000002CD0000018548BD85D4.png" xlink:type="simple" xlink:show="embed" xlink:actuate="onLoad" draw:mime-type="image/png"/></draw:frame></text:p>
      <text:p text:style-name="P1"/>
      <text:p text:style-name="P1"><draw:frame draw:style-name="fr2" draw:name="Изображение13" text:anchor-type="char" svg:width="16.297cm" svg:height="7.856cm" draw:z-index="12"><draw:image xlink:href="Pictures/100000000000026800000129752D3A75.png" xlink:type="simple" xlink:show="embed" xlink:actuate="onLoad" draw:mime-type="image/png"/></draw:frame><text:soft-page-break/></text:p>
      <text:p text:style-name="P1"><draw:frame draw:style-name="fr4" draw:name="Изображение14" text:anchor-type="char" svg:width="17cm" svg:height="7.592cm" draw:z-index="13"><draw:image xlink:href="Pictures/1000000000000290000001257440930F.png" xlink:type="simple" xlink:show="embed" xlink:actuate="onLoad" draw:mime-type="image/png"/></draw:frame></text:p>
      <text:p text:style-name="P1"><draw:frame draw:style-name="fr5" draw:name="Изображение15" text:anchor-type="char" svg:x="0.198cm" svg:y="0cm" svg:width="14.021cm" svg:height="7.724cm" draw:z-index="14"><draw:image xlink:href="Pictures/1000000000000212000001245A8ACA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16" text:anchor-type="char" svg:width="16.826cm" svg:height="10.264cm" draw:z-index="15"><draw:image xlink:href="Pictures/100000000000027C000001849CEEAF39.png" xlink:type="simple" xlink:show="embed" xlink:actuate="onLoad" draw:mime-type="image/png"/></draw:frame><text:soft-page-break/></text:p>
      <text:p text:style-name="P1"><draw:frame draw:style-name="fr4" draw:name="Изображение17" text:anchor-type="char" svg:width="17cm" svg:height="11.068cm" draw:z-index="16"><draw:image xlink:href="Pictures/10000000000002AD000001BEE9A54D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Изображение18" text:anchor-type="char" svg:width="17cm" svg:height="13.825cm" draw:z-index="17"><draw:image xlink:href="Pictures/1000000000000293000002182AFE626B.png" xlink:type="simple" xlink:show="embed" xlink:actuate="onLoad" draw:mime-type="image/png"/></draw:frame><text:soft-page-break/></text:p>
      <text:p text:style-name="P1"><draw:frame draw:style-name="fr4" draw:name="Изображение19" text:anchor-type="char" svg:width="17cm" svg:height="11.077cm" draw:z-index="18"><draw:image xlink:href="Pictures/100000000000029D000001B4171E7394.png" xlink:type="simple" xlink:show="embed" xlink:actuate="onLoad" draw:mime-type="image/png"/></draw:frame></text:p>
      <text:p text:style-name="P1"><text:soft-page-break/>Sudo blkid</text:p>
      <text:p text:style-name="P1"><draw:frame draw:style-name="fr4" draw:name="Изображение20" text:anchor-type="char" svg:width="17cm" svg:height="12.802cm" draw:z-index="19"><draw:image xlink:href="Pictures/10000000000003220000025C2A71264A.png" xlink:type="simple" xlink:show="embed" xlink:actuate="onLoad" draw:mime-type="image/png"/></draw:frame></text:p>
      <text:p text:style-name="P1"><draw:frame draw:style-name="fr4" draw:name="Изображение21" text:anchor-type="char" svg:width="17cm" svg:height="6.779cm" draw:z-index="20"><draw:image xlink:href="Pictures/10000000000002910000010699C003F8.png" xlink:type="simple" xlink:show="embed" xlink:actuate="onLoad" draw:mime-type="image/png"/></draw:frame></text:p>
      <text:p text:style-name="P1"><draw:frame draw:style-name="fr3" draw:name="Изображение22" text:anchor-type="char" svg:width="17cm" svg:height="8.862cm" draw:z-index="21"><draw:image xlink:href="Pictures/10000000000002BE0000016E7BEAE098.png" xlink:type="simple" xlink:show="embed" xlink:actuate="onLoad" draw:mime-type="image/png"/></draw:frame><text:soft-page-break/></text:p>
      <text:p text:style-name="P1"><draw:frame draw:style-name="fr2" draw:name="Изображение23" text:anchor-type="char" svg:width="16.215cm" svg:height="2.619cm" draw:z-index="22"><draw:image xlink:href="Pictures/1000000000000265000000638BE48C89.png" xlink:type="simple" xlink:show="embed" xlink:actuate="onLoad" draw:mime-type="image/png"/></draw:frame></text:p>
      <text:p text:style-name="P1"/>
      <text:p text:style-name="P1"><draw:frame draw:style-name="fr1" draw:name="Изображение24" text:anchor-type="char" svg:width="15.238cm" svg:height="15.212cm" draw:z-index="23"><draw:image xlink:href="Pictures/10000000000002400000023F2BA3C36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2:48:55.942952826</meta:creation-date>
    <dc:date>2025-05-03T14:26:29.003823759</dc:date>
    <meta:editing-duration>PT1H37M33S</meta:editing-duration>
    <meta:editing-cycles>1</meta:editing-cycles>
    <meta:document-statistic meta:table-count="0" meta:image-count="24" meta:object-count="0" meta:page-count="11" meta:paragraph-count="1" meta:word-count="2" meta:character-count="10" meta:non-whitespace-character-count="9"/>
    <meta:generator>LibreOffice/7.6.7.2$Linux_X86_64 LibreOffice_project/60$Build-2</meta:generator>
  </office:meta>
</office:document-meta>
</file>